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36E72197337B58FD1B2.jpg" manifest:media-type="image/jpeg"/>
  <manifest:file-entry manifest:full-path="Pictures/100000000000016D00000191A258956EE3CB5D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e6a" officeooo:paragraph-rsid="0010be6a"/>
    </style:style>
    <style:style style:name="P2" style:family="paragraph" style:parent-style-name="Standard">
      <style:text-properties officeooo:rsid="0010be6a" officeooo:paragraph-rsid="001162f5"/>
    </style:style>
    <style:style style:name="P3" style:family="paragraph" style:parent-style-name="Standard">
      <style:text-properties officeooo:rsid="001162f5" officeooo:paragraph-rsid="001162f5"/>
    </style:style>
    <style:style style:name="P4" style:family="paragraph" style:parent-style-name="Standard">
      <style:paragraph-properties fo:break-before="page"/>
      <style:text-properties officeooo:rsid="001162f5" officeooo:paragraph-rsid="001162f5"/>
    </style:style>
    <style:style style:name="T1" style:family="text">
      <style:text-properties officeooo:rsid="001162f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1" text:anchor-type="paragraph" svg:x="2.993cm" svg:y="0.676cm" svg:width="11.252cm" svg:height="12.361cm" draw:z-index="0"><draw:image xlink:href="Pictures/100000000000016D00000191A258956EE3CB5DF5.png" xlink:type="simple" xlink:show="embed" xlink:actuate="onLoad"/></draw:frame>Class diagram</text:p>
      <text:p text:style-name="P1"/>
      <text:p text:style-name="P2"/>
      <text:p text:style-name="P4">State diagram</text:p>
      <text:p text:style-name="P2"><draw:frame draw:style-name="fr1" draw:name="Image2" text:anchor-type="as-char" svg:width="8.721cm" svg:height="11.21cm" draw:z-index="1"><draw:image xlink:href="Pictures/10000000000002AB0000036E72197337B58FD1B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5:16:00.735694177</meta:creation-date>
    <dc:date>2015-10-05T15:42:22.977835875</dc:date>
    <meta:editing-duration>PT11M12S</meta:editing-duration>
    <meta:editing-cycles>1</meta:editing-cycles>
    <meta:document-statistic meta:table-count="0" meta:image-count="2" meta:object-count="0" meta:page-count="2" meta:paragraph-count="3" meta:word-count="4" meta:character-count="26" meta:non-whitespace-character-count="24"/>
    <meta:generator>LibreOffice/5.0.2.2$Linux_X86_64 LibreOffice_project/00m0$Build-2</meta:generator>
  </office:meta>
</office:document-meta>
</file>